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50000000685401BD6C.jpg"/>
  <manifest:file-entry manifest:media-type="image/jpeg" manifest:full-path="Pictures/10000000000000E80000005A275FD099.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Standard" style:list-style-name="L10"/>
    <style:style style:name="P3" style:family="paragraph" style:parent-style-name="Standard" style:list-style-name="L12"/>
    <style:style style:name="P4" style:family="paragraph" style:parent-style-name="Standard" style:list-style-name="L13"/>
    <style:style style:name="P5" style:family="paragraph" style:parent-style-name="Text_20_body" style:list-style-name="L5">
      <style:text-properties fo:font-weight="normal" style:font-weight-asian="normal" style:font-weight-complex="normal"/>
    </style:style>
    <style:style style:name="P6" style:family="paragraph" style:parent-style-name="Text_20_body" style:list-style-name="L6">
      <style:text-properties fo:font-weight="normal" style:font-weight-asian="normal" style:font-weight-complex="normal"/>
    </style:style>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1"/>
    <style:style style:name="P12" style:family="paragraph" style:parent-style-name="Text_20_body" style:list-style-name="L14"/>
    <style:style style:name="P13" style:family="paragraph" style:parent-style-name="Text_20_body" style:list-style-name="L1">
      <style:paragraph-properties fo:margin-left="-0.0102in" fo:margin-right="0in" fo:text-indent="0in" style:auto-text-indent="false"/>
    </style:style>
    <style:style style:name="P14" style:family="paragraph" style:parent-style-name="Text_20_body">
      <style:paragraph-properties fo:break-before="page"/>
    </style:style>
    <style:style style:name="P15" style:family="paragraph" style:parent-style-name="Heading_20_2">
      <style:paragraph-properties fo:break-before="page"/>
    </style:style>
    <style:style style:name="P16" style:family="paragraph" style:parent-style-name="Heading_20_4">
      <style:paragraph-properties fo:break-before="page"/>
    </style:style>
    <style:style style:name="P1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18" style:family="paragraph">
      <style:paragraph-properties fo:margin-left="0in" fo:margin-right="0in" fo:margin-top="0in" fo:margin-bottom="0in" fo:line-height="100%" fo:text-align="center" fo:text-indent="0in"/>
    </style:style>
    <style:style style:name="P1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20" style:family="paragraph">
      <style:paragraph-properties fo:margin-left="0in" fo:margin-right="0in" fo:margin-top="0in" fo:margin-bottom="0in" fo:line-height="100%" fo:text-indent="0in"/>
    </style:style>
    <style:style style:name="P21"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22"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2"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parallel" style:number-wrapped-paragraphs="1" style:wrap-contour="true" style:wrap-contour-mode="full" style:vertical-pos="from-top" style:vertical-rel="paragraph" style:horizontal-pos="from-left" style:horizontal-rel="paragraph"/>
    </style:style>
    <style:style style:name="gr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dash" draw:stroke-dash="_32__20_Dots_20_1_20_Dash"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style:run-through="foreground" style:wrap="none" style:wrap-contour-mode="full" style:vertical-pos="from-top" style:vertical-rel="paragraph" style:horizontal-pos="from-left" style:horizontal-rel="paragraph"/>
    </style:style>
    <style:style style:name="gr18" style:family="graphic">
      <style:graphic-properties draw:stroke="none" svg:stroke-width="0in" svg:stroke-color="#000000" draw:marker-start="" draw:marker-start-width="0.1181in" draw:marker-start-center="false" draw:marker-end="" draw:marker-end-width="0.1181in" draw:marker-end-center="false" draw:fill="solid" draw:fill-color="#6b4794"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solid" draw:fill-color="#6b4794"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dash" draw:stroke-dash="_32__20_Dots_20_1_20_Dash"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left" draw:auto-grow-height="true" draw:auto-grow-width="true" fo:min-height="0.1772in" fo:min-width="0.5602in"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left" draw:auto-grow-height="true" draw:auto-grow-width="true" fo:min-height="0.1772in" fo:min-width="0.6854in"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78in" fo:min-width="0.8291in"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Memoria Técnica</text:p>
      <text:p text:style-name="Text_20_body">Sistema para TV Presence</text:p>
      <text:h text:style-name="Heading_20_2" text:outline-level="2">Propósito </text:h>
      <text:p text:style-name="Text_20_body">Desarrollar una aplicación web que facilite la operación y seguimiento de una campaña televisiva para la promoción de nuevas personas interesadas en comprar o distribuir productos de Herbalife.</text:p>
      <text:h text:style-name="Heading_20_2" text:outline-level="2">Necesidad de negocio </text:h>
      <text:p text:style-name="Text_20_body">Convertir a más personas en distribuidores de Herbalife.</text:p>
      <text:h text:style-name="Heading_20_2" text:outline-level="2">Descripción del producto </text:h>
      <text:p text:style-name="Text_20_body">Desarrollar una aplicación web que permita:</text:p>
      <text:list xml:id="list1090411707" text:style-name="L1">
        <text:list-item>
          <text:p text:style-name="P13">registrar datos de personas que estén interesados en conocer más acerca de Herbalife</text:p>
        </text:list-item>
        <text:list-item>
          <text:p text:style-name="P13">dar un seguimiento a estos registros pasando su información a distribuidores de Herbalife</text:p>
        </text:list-item>
        <text:list-item>
          <text:p text:style-name="P13">medir el desempeño de este seguimiento a través de ciertos parámetros</text:p>
        </text:list-item>
      </text:list>
      <text:h text:style-name="Heading_20_2" text:outline-level="2">Plataforma</text:h>
      <text:p text:style-name="Text_20_body">El sistema fue desarrollado para correr con:</text:p>
      <text:list xml:id="list1885051173" text:style-name="L11">
        <text:list-item>
          <text:p text:style-name="P11">Servidor Web (Apache)</text:p>
        </text:list-item>
        <text:list-item>
          <text:p text:style-name="P11">PHP &gt;= 5.2</text:p>
        </text:list-item>
        <text:list-item>
          <text:p text:style-name="P11">MySQL &gt;= 4.1</text:p>
        </text:list-item>
      </text:list>
      <text:h text:style-name="Heading_20_2" text:outline-level="2">Framework</text:h>
      <text:p text:style-name="Text_20_body">Para desarrollar el sistema se utilizó el framework de desarrollo web Symfony (<text:a xlink:type="simple" xlink:href="http://www.symfony-project.com/">http://www.symfony-project.com</text:a>) en su versión 1.2 y para programar la capa de datos se utilizó el ORM (Object Relational Mapper) Doctrine (<text:a xlink:type="simple" xlink:href="http://www.doctrine-project.org/">http://www.doctrine-project.org</text:a>) en su versión 1.0.</text:p>
      <text:p text:style-name="Text_20_body">Ambos cuentan con amplia documentación gratuita (en inglés), misma que se entregó en formato PDF junto con el código del proyecto.</text:p>
      <text:h text:style-name="Heading_20_2" text:outline-level="2"/>
      <text:h text:style-name="P15" text:outline-level="2">Arquitectura</text:h>
      <text:p text:style-name="Text_20_body">El sistema sigue la arquitectura de Symfony que es de MVC (Modelo Vista Controlador). Esta arquitectura consiste de tres niveles:</text:p>
      <text:list xml:id="list2053160150" text:style-name="L9">
        <text:list-item>
          <text:p text:style-name="P10">El Modelo representa la información sobre la cuál la aplicación opera sus reglas de negocio</text:p>
        </text:list-item>
        <text:list-item>
          <text:p text:style-name="P10">La Vista plasma el modelo en una página web con la cuál el usuario pueda interactuar</text:p>
        </text:list-item>
        <text:list-item>
          <text:p text:style-name="P10">El Controlador es el que responde a las acciones del usuario e invoca cambios en el Modelo o la Vista según sea apropiado</text:p>
        </text:list-item>
      </text:list>
      <text:p text:style-name="Text_20_body"><draw:g text:anchor-type="paragraph" draw:z-index="14" draw:style-name="gr1"><draw:line draw:style-name="gr2" draw:text-style-name="P17" svg:x1="4.8in" svg:y1="1.0898in" svg:x2="4.8in" svg:y2="0.3398in"><text:p/></draw:line><draw:line draw:style-name="gr3" draw:text-style-name="P17" svg:x1="4.8138in" svg:y1="3.5898in" svg:x2="4.8138in" svg:y2="1.5898in"><text:p/></draw:line><draw:custom-shape draw:style-name="gr4" draw:text-style-name="P19" svg:width="4.5004in" svg:height="0.2504in" svg:x="1.1819in" svg:y="0.0898in"><text:p text:style-name="P18"><text:span text:style-name="T1">Cliente</text:span></text:p><draw:enhanced-geometry svg:viewBox="0 0 21600 21600" draw:type="rectangle" draw:enhanced-path="M 0 0 L 21600 0 21600 21600 0 21600 0 0 Z N"/></draw:custom-shape><draw:custom-shape draw:style-name="gr5" draw:text-style-name="P19" svg:width="4.5004in" svg:height="0.7504in" svg:x="1.1819in" svg:y="0.8398in"><text:p text:style-name="P18"><text:span text:style-name="T1">Internet</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6" draw:text-style-name="P19" draw:id="id1" svg:width="1.2504in" svg:height="0.5004in" svg:x="1.4319in" svg:y="2.5898in"><text:p text:style-name="P18"><text:span text:style-name="T1">Controlador</text:span></text:p><draw:enhanced-geometry svg:viewBox="0 0 21600 21600" draw:type="rectangle" draw:enhanced-path="M 0 0 L 21600 0 21600 21600 0 21600 0 0 Z N"/></draw:custom-shape><draw:custom-shape draw:style-name="gr7" draw:text-style-name="P17" svg:width="4.5004in" svg:height="3.2504in" svg:x="1.1819in" svg:y="2.0898in"><text:p/><draw:enhanced-geometry svg:viewBox="0 0 21600 21600" draw:type="rectangle" draw:enhanced-path="M 0 0 L 21600 0 21600 21600 0 21600 0 0 Z N"/></draw:custom-shape><draw:line draw:style-name="gr8" draw:text-style-name="P17" svg:x1="2.05in" svg:y1="0.3398in" svg:x2="2.05in" svg:y2="0.8398in"><text:p/></draw:line><draw:line draw:style-name="gr9" draw:text-style-name="P19" svg:x1="2.05in" svg:y1="1.5898in" svg:x2="2.05in" svg:y2="2.5898in"><text:p/></draw:line><draw:frame draw:style-name="gr10" draw:text-style-name="P21" svg:width="0.824in" svg:height="0.287in" svg:x="1.6276in" svg:y="1.7354in"><draw:text-box><text:p text:style-name="P20"><text:span text:style-name="T1">Request</text:span></text:p></draw:text-box></draw:frame><draw:custom-shape draw:style-name="gr11" draw:text-style-name="P19" draw:id="id2" svg:width="1.2504in" svg:height="0.5004in" svg:x="1.4319in" svg:y="4.4972in"><text:p text:style-name="P18"><text:span text:style-name="T1">Modelo</text:span></text:p><draw:enhanced-geometry svg:viewBox="0 0 21600 21600" draw:type="rectangle" draw:enhanced-path="M 0 0 L 21600 0 21600 21600 0 21600 0 0 Z N"/></draw:custom-shape><draw:custom-shape draw:style-name="gr12" draw:text-style-name="P19" draw:id="id3" svg:width="1.2504in" svg:height="0.5004in" svg:x="4.1819in" svg:y="3.4972in"><text:p text:style-name="P18"><text:span text:style-name="T1">Vista</text:span></text:p><draw:enhanced-geometry svg:viewBox="0 0 21600 21600" draw:type="rectangle" draw:enhanced-path="M 0 0 L 21600 0 21600 21600 0 21600 0 0 Z N"/></draw:custom-shape><draw:connector draw:style-name="gr13" draw:text-style-name="P17" svg:x1="2.0571in" svg:y1="3.0898in" svg:x2="2.0571in" svg:y2="4.4972in" draw:start-shape="id1" draw:start-glue-point="2" draw:end-shape="id2" svg:d="m2962 4449v2027"><text:p/></draw:connector><draw:connector draw:style-name="gr14" draw:text-style-name="P17" svg:x1="2.6819in" svg:y1="2.8398in" svg:x2="4.1819in" svg:y2="3.7472in" draw:start-shape="id1" draw:start-glue-point="1" draw:end-shape="id3" svg:d="m3862 4089h1080v1307h1080"><text:p/></draw:connector><draw:frame draw:style-name="gr15" draw:text-style-name="P21" svg:width="0.9594in" svg:height="0.287in" svg:x="4.3445in" svg:y="2.5232in"><draw:text-box><text:p text:style-name="P20"><text:span text:style-name="T1">Response</text:span></text:p></draw:text-box></draw:frame><draw:frame draw:style-name="gr16" draw:text-style-name="P22" svg:width="1.1157in" svg:height="0.3913in" svg:x="4.5776in" svg:y="4.965in"><draw:text-box><text:p text:style-name="P20"><text:span text:style-name="T2">Servidor</text:span></text:p></draw:text-box></draw:frame></draw:g></text:p>
      <text:p text:style-name="Text_20_body"/>
      <text:p text:style-name="P14">Además de esta separación. Symfony extiende el modelo MVC:</text:p>
      <text:list xml:id="list1442529308" text:style-name="L14">
        <text:list-item>
          <text:p text:style-name="P12">Con un ORM para hacer mapeos de tablas a objetos de PHP y un framework para construir formas</text:p>
        </text:list-item>
        <text:list-item>
          <text:p text:style-name="P12">Separando las vistas en layouts y templates (lo que permite separar claramente los headers, footers, menus, etc, que son fijos, del contenido que cambia con cada página)</text:p>
        </text:list-item>
        <text:list-item>
          <text:p text:style-name="P12">El controlador está separado en un FrontController que acepta todas las peticiones del usuario y las canaliza a la “Acción” pertinente en Symfony</text:p>
        </text:list-item>
      </text:list>
      <text:p text:style-name="Text_20_body"><draw:g text:anchor-type="paragraph" draw:z-index="15" draw:style-name="gr17"><draw:custom-shape draw:style-name="gr18" draw:text-style-name="P17" svg:width="1.4169in" svg:height="1.7398in" svg:x="3.9657in" svg:y="2.887in"><text:p/><draw:enhanced-geometry svg:viewBox="0 0 21600 21600" draw:type="rectangle" draw:enhanced-path="M 0 0 L 21600 0 21600 21600 0 21600 0 0 Z N"/></draw:custom-shape><draw:custom-shape draw:style-name="gr19" draw:text-style-name="P17" svg:width="1.4169in" svg:height="1.7406in" svg:x="1.7256in" svg:y="4.2224in"><text:p/><draw:enhanced-geometry svg:viewBox="0 0 21600 21600" draw:type="rectangle" draw:enhanced-path="M 0 0 L 21600 0 21600 21600 0 21600 0 0 Z N"/></draw:custom-shape><draw:line draw:style-name="gr20" draw:text-style-name="P17" svg:x1="4.7433in" svg:y1="0.9594in" svg:x2="4.7433in" svg:y2="0.3071in"><text:p/></draw:line><draw:line draw:style-name="gr21" draw:text-style-name="P17" svg:x1="4.6862in" svg:y1="3.135in" svg:x2="4.6862in" svg:y2="2.4827in"><text:p/></draw:line><draw:custom-shape draw:style-name="gr22" draw:text-style-name="P19" svg:width="3.9398in" svg:height="0.2185in" svg:x="1.5756in" svg:y="0.0898in"><text:p text:style-name="P18"><text:span text:style-name="T1">Cliente</text:span></text:p><draw:enhanced-geometry svg:viewBox="0 0 21600 21600" draw:type="rectangle" draw:enhanced-path="M 0 0 L 21600 0 21600 21600 0 21600 0 0 Z N"/></draw:custom-shape><draw:custom-shape draw:style-name="gr23" draw:text-style-name="P19" svg:width="3.9398in" svg:height="0.6531in" svg:x="1.5756in" svg:y="0.7425in"><text:p text:style-name="P18"><text:span text:style-name="T1">Internet</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24" draw:text-style-name="P19" draw:id="id4" svg:width="1.0949in" svg:height="0.4358in" svg:x="1.863in" svg:y="2.9154in"><text:p text:style-name="P18"><text:span text:style-name="T1">Acción</text:span></text:p><draw:enhanced-geometry svg:viewBox="0 0 21600 21600" draw:type="rectangle" draw:enhanced-path="M 0 0 L 21600 0 21600 21600 0 21600 0 0 Z N"/></draw:custom-shape><draw:custom-shape draw:style-name="gr25" draw:text-style-name="P17" svg:width="3.9398in" svg:height="5.2205in" svg:x="1.5756in" svg:y="1.8299in"><text:p/><draw:enhanced-geometry svg:viewBox="0 0 21600 21600" draw:mirror-horizontal="false" draw:mirror-vertical="false" draw:type="rectangle" draw:enhanced-path="M 0 0 L 21600 0 21600 21600 0 21600 0 0 Z N"/></draw:custom-shape><draw:line draw:style-name="gr26" draw:text-style-name="P17" svg:x1="2.3358in" svg:y1="0.3071in" svg:x2="2.3358in" svg:y2="0.7421in"><text:p/></draw:line><draw:line draw:style-name="gr27" draw:text-style-name="P19" svg:x1="2.4047in" svg:y1="1.3945in" svg:x2="2.4047in" svg:y2="2.0469in"><text:p/></draw:line><draw:frame draw:style-name="gr28" draw:text-style-name="P21" svg:width="0.824in" svg:height="0.287in" svg:x="2.0346in" svg:y="1.5559in"><draw:text-box><text:p text:style-name="P20"><text:span text:style-name="T1">Request</text:span></text:p></draw:text-box></draw:frame><draw:custom-shape draw:style-name="gr29" draw:text-style-name="P19" draw:id="id5" svg:width="1.0949in" svg:height="0.435in" svg:x="1.863in" svg:y="4.4382in"><text:p text:style-name="P18"><text:span text:style-name="T1">Formas</text:span></text:p><draw:enhanced-geometry svg:viewBox="0 0 21600 21600" draw:type="rectangle" draw:enhanced-path="M 0 0 L 21600 0 21600 21600 0 21600 0 0 Z N"/></draw:custom-shape><draw:custom-shape draw:style-name="gr30" draw:text-style-name="P19" draw:id="id6" svg:width="1.0949in" svg:height="0.435in" svg:x="4.1331in" svg:y="3.9795in"><text:p text:style-name="P18"><text:span text:style-name="T1">Template</text:span></text:p><draw:enhanced-geometry svg:viewBox="0 0 21600 21600" draw:type="rectangle" draw:enhanced-path="M 0 0 L 21600 0 21600 21600 0 21600 0 0 Z N"/></draw:custom-shape><draw:connector draw:style-name="gr31" draw:text-style-name="P17" svg:x1="2.4102in" svg:y1="3.3508in" svg:x2="2.4102in" svg:y2="4.4382in" draw:start-shape="id4" draw:start-glue-point="2" draw:end-shape="id5" svg:d="m3471 4825v1566"><text:p/></draw:connector><draw:connector draw:style-name="gr32" draw:text-style-name="P17" svg:x1="2.9575in" svg:y1="3.1327in" svg:x2="4.1331in" svg:y2="4.1965in" draw:start-shape="id4" draw:start-glue-point="1" draw:end-shape="id6" svg:d="m4259 4511h847v1532h846"><text:p/></draw:connector><draw:frame draw:style-name="gr33" draw:text-style-name="P21" svg:width="0.9594in" svg:height="0.287in" svg:x="4.2756in" svg:y="1.5563in"><draw:text-box><text:p text:style-name="P20"><text:span text:style-name="T1">Response</text:span></text:p></draw:text-box></draw:frame><draw:frame draw:style-name="gr34" draw:text-style-name="P22" svg:width="1.1157in" svg:height="0.3913in" svg:x="4.5484in" svg:y="6.7287in"><draw:text-box><text:p text:style-name="P20"><text:span text:style-name="T2">Servidor</text:span></text:p></draw:text-box></draw:frame><draw:custom-shape draw:style-name="gr35" draw:text-style-name="P19" draw:id="id8" svg:width="1.0949in" svg:height="0.4358in" svg:x="1.863in" svg:y="6.3972in"><text:p text:style-name="P18"><text:span text:style-name="T1">Base de datos</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6" draw:text-style-name="P19" draw:id="id7" svg:width="1.0949in" svg:height="0.435in" svg:x="1.863in" svg:y="5.2736in"><text:p text:style-name="P18"><text:span text:style-name="T1">Modelos</text:span></text:p><draw:enhanced-geometry svg:viewBox="0 0 21600 21600" draw:type="rectangle" draw:enhanced-path="M 0 0 L 21600 0 21600 21600 0 21600 0 0 Z N"/></draw:custom-shape><draw:connector draw:style-name="gr37" draw:text-style-name="P17" svg:x1="2.4102in" svg:y1="5.274in" svg:x2="2.4102in" svg:y2="4.8732in" draw:start-shape="id7" draw:start-glue-point="0" draw:end-shape="id5" draw:end-glue-point="2" svg:d="m3471 7594v-577"><text:p/></draw:connector><draw:connector draw:style-name="gr38" draw:text-style-name="P17" svg:x1="2.4102in" svg:y1="5.7087in" svg:x2="2.4094in" svg:y2="6.3976in" draw:start-shape="id7" draw:start-glue-point="2" draw:end-shape="id8" draw:end-glue-point="5" svg:d="m3471 8220v496h-1v496"><text:p/></draw:connector><draw:custom-shape draw:style-name="gr39" draw:text-style-name="P19" draw:id="id9" svg:width="1.0949in" svg:height="0.435in" svg:x="4.1331in" svg:y="3.1579in"><text:p text:style-name="P18"><text:span text:style-name="T1">Layout</text:span></text:p><draw:enhanced-geometry svg:viewBox="0 0 21600 21600" draw:type="rectangle" draw:enhanced-path="M 0 0 L 21600 0 21600 21600 0 21600 0 0 Z N"/></draw:custom-shape><draw:connector draw:style-name="gr40" draw:text-style-name="P17" svg:x1="4.6803in" svg:y1="3.9791in" svg:x2="4.6803in" svg:y2="3.5925in" draw:start-shape="id6" draw:end-shape="id9" draw:end-glue-point="2" svg:d="m6740 5730v-557"><text:p/></draw:connector><draw:custom-shape draw:style-name="gr41" draw:text-style-name="P19" svg:width="3.4094in" svg:height="0.4358in" svg:x="1.8528in" svg:y="2.0472in"><text:p text:style-name="P18"><text:span text:style-name="T1">Front Controller</text:span></text:p><draw:enhanced-geometry svg:viewBox="0 0 21600 21600" draw:type="rectangle" draw:enhanced-path="M 0 0 L 21600 0 21600 21600 0 21600 0 0 Z N"/></draw:custom-shape><draw:line draw:style-name="gr42" draw:text-style-name="P17" svg:x1="4.6862in" svg:y1="2.0469in" svg:x2="4.6862in" svg:y2="1.3945in"><text:p/></draw:line><draw:line draw:style-name="gr43" draw:text-style-name="P17" svg:x1="2.4165in" svg:y1="2.4827in" svg:x2="2.4165in" svg:y2="2.9177in"><text:p/></draw:line></draw:g></text:p>
      <text:p text:style-name="Text_20_body">Todo esto está explicado en el capítulo 2 del PDF de symfony.</text:p>
      <text:h text:style-name="P15" text:outline-level="2">Organización del código</text:h>
      <text:p text:style-name="Text_20_body">En Symfony, un proyecto es una serie de servicios y operaciones disponibles bajo un mismo dominio, que comparten el mismo Modelo (misma base de datos).</text:p>
      <text:p text:style-name="Text_20_body">Dentro de un proyecto, las operaciones están agrupadas en aplicaciones. Una aplicación puede correr independiente de otra dentro de un mismo proyecto. En el caso del TV Presence. Sólamente se desarrolló una aplicación que contiene toda la funcionalidad necesaria.</text:p>
      <text:p text:style-name="Text_20_body">Cada aplicación esta compuesta de varios módulos. Un módulo usualmente representa una página o un grupo de páginas con un propósito similar. En TV Presence existe un módulo de encuestas, otro de reportes, otro para el seguimiento, etc.</text:p>
      <text:p text:style-name="Text_20_body">Los módulos contienen acciones, que representan las diferentes acciones que se pueden realizar en un módulo. El módulo encuesta te permite “mostrar”, “crear”, “actualizar”, “borrar” encuestas.</text:p>
      <text:p text:style-name="Text_20_body"/>
      <text:p text:style-name="Text_20_body"/>
      <text:p text:style-name="Text_20_body">Página INICIO DE SESIÓN: Controla el acceso a la aplicación a usuarios autorizados. </text:p>
      <text:p text:style-name="Text_20_body">Página PRINCIPAL: Muestra un listado de las encuestas almacenadas hasta el momento, así como un filtro para refinar el listado dependiendo de los criterios utilizados para esta búsqueda. Los filtros que se muestran son: </text:p>
      <text:list xml:id="list1791380890" text:style-name="L10">
        <text:list-item>
          <text:p text:style-name="P2">Estado </text:p>
        </text:list-item>
        <text:list-item>
          <text:p text:style-name="P2">Nombre </text:p>
        </text:list-item>
        <text:list-item>
          <text:p text:style-name="P2">Apellido paterno </text:p>
        </text:list-item>
        <text:list-item>
          <text:p text:style-name="P2">Folio </text:p>
        </text:list-item>
        <text:list-item>
          <text:p text:style-name="P2">Teléfono </text:p>
        </text:list-item>
      </text:list>
      <text:p text:style-name="Text_20_body">Se muestra también un bloque que permite relizar nuevas encuestas. </text:p>
      <text:p text:style-name="Text_20_body">Página REALIZAR ENCUESTA: Permite al usuario aplicar una nueva encuesta, almacenando los campos: </text:p>
      <text:p text:style-name="Text_20_body"><text:s text:c="8"/>Folio (sistema) <text:s text:c="42"/>Ciudad (opcional) </text:p>
      <text:p text:style-name="Text_20_body"><text:s text:c="8"/>Nombre <text:s text:c="51"/>Colonia (opcional) </text:p>
      <text:p text:style-name="Text_20_body"><text:s text:c="8"/>Apellido paterno <text:s text:c="41"/>Código postal (opcional) </text:p>
      <text:p text:style-name="Text_20_body"><text:s text:c="8"/>Apellido materno <text:s text:c="41"/>Municipio (opcional) </text:p>
      <text:p text:style-name="Text_20_body"><text:s text:c="8"/>Edad <text:s text:c="53"/>Teléfono (opcional) </text:p>
      <text:p text:style-name="Text_20_body"><text:s text:c="8"/>Género <text:s text:c="51"/>Teléfono celular (opcional) </text:p>
      <text:p text:style-name="Text_20_body"><text:s text:c="8"/>Calle y número (opcional) <text:s text:c="32"/>e-mail (opcional) </text:p>
      <text:p text:style-name="Text_20_body"><text:s text:c="8"/>Estado (opcional) <text:s text:c="40"/>Fecha de registro (sistema) </text:p>
      <text:p text:style-name="Text_20_body">Los campos adicionales serán definidos por Herbalife, similares a los descritos a continuación: </text:p>
      <text:list xml:id="list371006374" text:style-name="L12">
        <text:list-item>
          <text:p text:style-name="P3">Áreas de interés: </text:p>
          <text:list>
            <text:list-item>
              <text:p text:style-name="P3">Compra de producto </text:p>
            </text:list-item>
            <text:list-item>
              <text:p text:style-name="P3">Distribución del producto </text:p>
            </text:list-item>
            <text:list-item>
              <text:p text:style-name="P3"><text:soft-page-break/>Otros:_____________ </text:p>
            </text:list-item>
          </text:list>
        </text:list-item>
        <text:list-item>
          <text:p text:style-name="P3">Productos de interés: </text:p>
          <text:list>
            <text:list-item>
              <text:p text:style-name="P3">Nutrición interna </text:p>
            </text:list-item>
            <text:list-item>
              <text:p text:style-name="P3">Nutrición externa </text:p>
            </text:list-item>
          </text:list>
        </text:list-item>
        <text:list-item>
          <text:p text:style-name="P3">¿Cómo se enteró de la promoción? </text:p>
          <text:list>
            <text:list-item>
              <text:p text:style-name="P3">Internet </text:p>
            </text:list-item>
            <text:list-item>
              <text:p text:style-name="P3">Radio </text:p>
            </text:list-item>
            <text:list-item>
              <text:p text:style-name="P3">Televisión </text:p>
            </text:list-item>
            <text:list-item>
              <text:p text:style-name="P3">Otro:_____________ </text:p>
            </text:list-item>
          </text:list>
        </text:list-item>
        <text:list-item>
          <text:p text:style-name="P3">Áreas de productos de interés </text:p>
          <text:list>
            <text:list-item>
              <text:p text:style-name="P3">Control de peso </text:p>
            </text:list-item>
            <text:list-item>
              <text:p text:style-name="P3">Energía y salud física </text:p>
            </text:list-item>
          </text:list>
        </text:list-item>
      </text:list>
      <text:list xml:id="list1103929525" text:style-name="L13">
        <text:list-item>
          <text:list>
            <text:list-item>
              <text:p text:style-name="P4">Salud infantil </text:p>
            </text:list-item>
            <text:list-item>
              <text:p text:style-name="P4">Bienestar de la mujer/hombre </text:p>
            </text:list-item>
            <text:list-item>
              <text:p text:style-name="P4">Protección celular </text:p>
            </text:list-item>
          </text:list>
        </text:list-item>
      </text:list>
      <text:p text:style-name="Text_20_body">Página VER ENCUESTA: Desde esta pantalla se pueden ver las respuestas a cada encuesta realizada individualmente. </text:p>
      <text:p text:style-name="Text_20_body">Función de generación de respaldos: La aplicación contiene un script que automatiza la generación de los respaldos de la base de datos. </text:p>
      <text:p text:style-name="Text_20_body">Función de generación de archivos CSV: La aplicación contiene un script que automatiza la generación de archivos CSV con la información de las tablas de datos de la aplicación. Estos datos pueden ser utilizados posteriormente para la generación de reportes. </text:p>
      <text:h text:style-name="Heading_20_4" text:outline-level="4">Asigna automáticamente un distribuidor a los entrevistados</text:h>
      <text:p text:style-name="P1">Esta asignación es en base a los siguientes parámetros (en orden).</text:p>
      <text:list xml:id="list1606757203" text:style-name="L5">
        <text:list-item>
          <text:p text:style-name="P5">Ciudad</text:p>
        </text:list-item>
        <text:list-item>
          <text:p text:style-name="P5">Estado</text:p>
        </text:list-item>
        <text:list-item>
          <text:p text:style-name="P5">Tally (número de entrevistados que este distribuidor está atendiendo, en orden descendente)</text:p>
        </text:list-item>
        <text:list-item>
          <text:p text:style-name="P5">Desempeño del distribuidor</text:p>
        </text:list-item>
      </text:list>
      <text:p text:style-name="Text_20_body">Una vez asignado un distribuidor al entrevistado permite:</text:p>
      <text:list xml:id="list1653536710" text:style-name="L6">
        <text:list-item>
          <text:p text:style-name="P7">Registrar si se pudo localizar al distribuidor o no</text:p>
        </text:list-item>
        <text:list-item>
          <text:p text:style-name="P6">Si no se pudo localizar, asignar a otro distribuidor</text:p>
        </text:list-item>
      </text:list>
      <text:h text:style-name="Heading_20_4" text:outline-level="4"/>
      <text:h text:style-name="P16" text:outline-level="4">Seguimiento a los distribuidores</text:h>
      <text:p text:style-name="Text_20_body">El seguimiento consiste en avisar cuando haya transcurrido un tiempo desde que se le asigno el entrevistado al distribuidor para preguntar al entrevistado si fue contactado por un distribuidor de Herbalife. Este tiempo es de:</text:p>
      <text:list xml:id="list1410067572" text:style-name="L7">
        <text:list-item>
          <text:p text:style-name="P8">48 horas si es el primer distribuidor que se le asigna al entrevistado</text:p>
        </text:list-item>
        <text:list-item>
          <text:p text:style-name="P8">24 horas si es el segundo distribuidor</text:p>
        </text:list-item>
      </text:list>
      <text:h text:style-name="Heading_20_4" text:outline-level="4">Reporteo</text:h>
      <text:p text:style-name="Text_20_body">El sistema lleva un monitoreo de variables para su posterior reporteo y permite la visualización de estos datos en formato de tabla o exportar los mismos a excel (formato CSV).</text:p>
      <text:h text:style-name="Heading_20_4" text:outline-level="4">Asignación de número de distribuidor a entrevistados</text:h>
      <text:p text:style-name="Text_20_body">El sistema permite asignar a los entrevistados un número de distribuidor si es que se logró agregarlos a la familia Herbalife.</text:p>
      <text:h text:style-name="Heading_20_4" text:outline-level="4">Documentación</text:h>
      <text:p text:style-name="Text_20_body">El sistema incluye:</text:p>
      <text:list xml:id="list626599550" text:style-name="L8">
        <text:list-item>
          <text:p text:style-name="P9">Manual de usuario</text:p>
        </text:list-item>
        <text:list-item>
          <text:p text:style-name="P9">Manual de operación y de instalación</text:p>
        </text:list-item>
        <text:list-item>
          <text:p text:style-name="P9">Diagramas (entidad relación, arquitectura del sistema, diagrama de flujo)</text:p>
        </text:list-item>
      </text:list>
      <text:h text:style-name="Heading_20_4" text:outline-level="4">Código</text:h>
      <text:p text:style-name="Text_20_body">Herbalife tendrá acceso al código fuente y será libre de hacer las modificaciones que encuentre conveniente al código sin incurrir en ninguna penalización o cargo extra.</text:p>
      <text:h text:style-name="Heading_20_4" text:outline-level="4">Entregables </text:h>
      <text:p text:style-name="Text_20_body">Código y base de datos necesarias para la ejecución de la aplicación en un servidor web. </text:p>
      <text:p text:style-name="Text_20_body">Aplicación corriendo en el servidor de elección. </text:p>
      <text:p text:style-name="Text_20_body">Manual de usuario. </text:p>
      <text:p text:style-name="Text_20_body">Manual de operación. </text:p>
      <text:p text:style-name="Text_20_body">Manual de instalación. </text:p>
      <text:p text:style-name="Text_20_body">Diagrama de la aplicación: Entidad relación, arquitectura, casos de uso. </text:p>
      <text:p text:style-name="Text_20_body">Soporte en sitio: Se incluyen 8 horas de soporte en sitio, por parte de un recurso de Axai, para la resolución de preguntas técnicas referentes a la aplicación. En caso de requerir más horas, se ajustará el costo asociado al servicio. </text:p>
      <text:h text:style-name="Heading_20_2" text:outline-level="2"><text:soft-page-break/>Supuestos y premisas </text:h>
      <text:p text:style-name="Text_20_body">Herbalife cuenta con un servidor que soporte PHP 5 y MySQL 5. </text:p>
      <text:p text:style-name="Text_20_body">Axai será responsable de ofrecer la funcionalidad especificada anteriormente para la aplicación, y será quien evalúe la factibilidad de realizar cambios en la misma durante el tiempo de desarrollo, especificando tiempos, costos e implicaciones técnicas asociadas. </text:p>
      <text:p text:style-name="Text_20_body">La aplicación almacena la información en una sola base de datos de MySQ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Arrow" svg:viewBox="0 0 20 30" svg:d="m10 0-10 30h20z"/>
    <draw:stroke-dash draw:name="_32__20_Dots_20_1_20_Dash" draw:display-name="2 Dots 1 Dash" draw:style="rect" draw:dots1="2" draw:dots2="1" draw:dots2-length="0.0453in" draw:distance="0.045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MX"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20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4283in" fo:margin-bottom="0.7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graphics1" text:anchor-type="char" svg:x="5.6583in" svg:y="-0.7874in" svg:width="2.0543in" svg:height="0.7953in" draw:z-index="6"><draw:image xlink:href="Pictures/10000000000000E80000005A275FD099.jpg" xlink:type="simple" xlink:show="embed" xlink:actuate="onLoad"/></draw:frame></text:p>
      </style:header>
      <style:footer>
        <text:p text:style-name="Footer"><draw:frame draw:style-name="Mfr2" draw:name="graphics2" text:anchor-type="char" svg:x="-0.7866in" svg:y="-0.0492in" svg:width="8.4972in" svg:height="1.0398in" draw:z-index="13"><draw:image xlink:href="Pictures/1000000000000350000000685401BD6C.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Joaquin Contreras</meta:initial-creator>
    <meta:creation-date>2009-04-23T18:21:57</meta:creation-date>
    <dc:date>2009-04-24T21:04:08</dc:date>
    <meta:editing-cycles>3</meta:editing-cycles>
    <meta:editing-duration>PT05H29M46S</meta:editing-duration>
    <meta:document-statistic meta:table-count="0" meta:image-count="2" meta:object-count="0" meta:page-count="7" meta:paragraph-count="109" meta:word-count="1139" meta:character-count="7603"/>
    <meta:user-defined meta:name="Info 1"/>
    <meta:user-defined meta:name="Info 2"/>
    <meta:user-defined meta:name="Info 3"/>
    <meta:user-defined meta:name="Info 4"/>
  </office:meta>
</office:document-meta>
</file>